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e collection de petits albums aux pages plastifiées dont chaque titre revisite un conte du folklore mondial dans un texte simple et contemporain qui fut d'abord publié dans le magazine "Histoires pour les petits". Dans cet opus: Aladin mène une vie de misère avec sa mère dans une petite ville d'Orient. Son existence est chamboulée lorsqu'un étranger au regard noir lui propose de descendre dans une caverne et de lui en rapporter une lampe contre une forte somme d'argent. Mais le bambin est plus rebelle que prévu et c'est lui qui profitera au final, en compagnie de sa maman, des voeux offerts par le génie de la lampe magiqu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02:28.751000000</dc:date>
    <meta:editing-duration>PT15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09" meta:character-count="633" meta:non-whitespace-character-count="524"/>
  </office:meta>
</office:document-meta>
</file>